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91cm" fo:min-width="1.754cm"/>
    </style:style>
    <style:style style:name="gr2" style:family="graphic" style:parent-style-name="standard">
      <style:graphic-properties draw:textarea-horizontal-align="justify" draw:textarea-vertical-align="middle" draw:auto-grow-height="false" fo:min-height="0.491cm" fo:min-width="1.753cm"/>
    </style:style>
    <style:style style:name="gr3" style:family="graphic" style:parent-style-name="standard">
      <style:graphic-properties draw:textarea-horizontal-align="justify" draw:textarea-vertical-align="middle" draw:auto-grow-height="false" fo:min-height="0.492cm" fo:min-width="1.754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503cm" fo:min-width="1.2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8cm" fo:min-width="3.59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481cm" fo:min-width="0.949cm"/>
    </style:style>
    <style:style style:name="gr8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1.482cm" fo:min-width="0.94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9cm" fo:min-width="3.83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492cm" fo:min-width="1.75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8cm" fo:min-width="2.40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9cm" fo:min-width="1.06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9cm" fo:min-width="0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62cm" fo:min-width="1.017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draw:fill="none" fo:min-height="2.205cm"/>
      <style:paragraph-properties style:writing-mode="lr-tb"/>
    </style:style>
    <style:style style:name="gr1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4cm" fo:min-width="0.64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4cm" fo:min-width="0.64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5cm" fo:min-width="0.648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/>
      <style:text-properties fo:font-size="18pt" fo:language="en" fo:country="GB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style:text-position="-33% 58%" fo:font-size="18pt" fo:language="en" fo:country="GB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2.254cm" svg:height="0.741cm" svg:x="11.013cm" svg:y="5.4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253cm" svg:height="0.741cm" svg:x="17.471cm" svg:y="5.4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254cm" svg:height="0.741cm" svg:x="11.013cm" svg:y="10.6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2.253cm" svg:height="0.741cm" svg:x="17.606cm" svg:y="10.6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2.254cm" svg:height="0.742cm" draw:transform="rotate (1.5707963267949) translate (15.139cm 9.482cm)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013cm" svg:y1="5.794cm" svg:x2="8.788cm" svg:y2="7.23cm" draw:start-shape="id1" draw:start-glue-point="3" draw:end-shape="id2" draw:end-glue-point="4" svg:d="M11013 5794h-2225v1436" svg:viewBox="0 0 2226 1437">
          <text:p/>
        </draw:connector>
        <draw:connector draw:style-name="gr4" draw:text-style-name="P1" draw:layer="layout" svg:x1="8.788cm" svg:y1="9.709cm" svg:x2="11.013cm" svg:y2="11.041cm" draw:start-shape="id2" draw:start-glue-point="8" draw:end-shape="id3" draw:end-glue-point="3" svg:d="M8788 9709v1332h2225" svg:viewBox="0 0 2226 1333">
          <text:p/>
        </draw:connector>
        <draw:connector draw:style-name="gr4" draw:text-style-name="P1" draw:layer="layout" svg:x1="21.518cm" svg:y1="14.848cm" svg:x2="15.498cm" svg:y2="15.571cm" draw:start-shape="id4" draw:start-glue-point="2" draw:end-shape="id5" draw:end-glue-point="6" svg:d="M21518 14848v1224h-6020v-501" svg:viewBox="0 0 6021 1225">
          <text:p/>
        </draw:connector>
        <draw:connector draw:style-name="gr4" draw:text-style-name="P1" draw:layer="layout" svg:x1="13.267cm" svg:y1="11.041cm" svg:x2="17.606cm" svg:y2="11.041cm" draw:start-shape="id3" draw:start-glue-point="1" draw:end-shape="id6" draw:end-glue-point="3" svg:d="M13267 11041h4339" svg:viewBox="0 0 4340 1">
          <text:p/>
        </draw:connector>
        <draw:connector draw:style-name="gr4" draw:text-style-name="P1" draw:layer="layout" svg:x1="15.51cm" svg:y1="9.482cm" svg:x2="17.606cm" svg:y2="11.041cm" draw:start-shape="id7" draw:start-glue-point="3" draw:end-shape="id6" draw:end-glue-point="3" svg:d="M15510 9482v1559h2096" svg:viewBox="0 0 2097 1560">
          <text:p/>
        </draw:connector>
        <draw:connector draw:style-name="gr4" draw:text-style-name="P1" draw:layer="layout" svg:x1="17.471cm" svg:y1="5.794cm" svg:x2="15.51cm" svg:y2="7.228cm" draw:start-shape="id8" draw:start-glue-point="3" draw:end-shape="id7" draw:end-glue-point="1" svg:d="M17471 5794h-1961v1434" svg:viewBox="0 0 1962 1435">
          <text:p/>
        </draw:connector>
        <draw:custom-shape draw:style-name="gr5" draw:text-style-name="P1" xml:id="id2" draw:id="id2" draw:layer="layout" svg:width="2.478cm" svg:height="2.479cm" svg:x="7.549cm" svg:y="7.2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4.091cm" svg:height="1.498cm" svg:x="22.659cm" svg:y="8.929cm">
          <draw:text-box>
            <text:p><text:span text:style-name="T2">I</text:span><text:span text:style-name="T3">b</text:span><text:span text:style-name="T2"> = K</text:span><text:span text:style-name="T3">b</text:span><text:span text:style-name="T2"> V</text:span><text:span text:style-name="T3">b</text:span></text:p>
          </draw:text-box>
        </draw:frame>
        <draw:g xml:id="id10" draw:id="id10">
          <draw:custom-shape draw:style-name="gr7" draw:text-style-name="P1" draw:layer="layout" svg:width="2.897cm" svg:height="3.461cm" svg:x="20.163cm" svg:y="6.67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4" draw:layer="layout" svg:x1="21.608cm" svg:y1="7.682cm" svg:x2="21.608cm" svg:y2="9.384cm">
            <text:p/>
          </draw:line>
        </draw:g>
        <draw:custom-shape draw:style-name="gr9" draw:text-style-name="P5" xml:id="id5" draw:id="id5" draw:layer="layout" svg:width="2.896cm" svg:height="3.462cm" svg:x="14.05cm" svg:y="12.109cm">
          <text:p text:style-name="P2"><text:span text:style-name="T2">+</text:span></text:p>
          <text:p text:style-name="P2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3" draw:layer="layout" svg:width="4.331cm" svg:height="1.499cm" svg:x="15.961cm" svg:y="14.416cm">
          <draw:text-box>
            <text:p><text:span text:style-name="T4">V</text:span><text:span text:style-name="T5">d</text:span><text:span text:style-name="T4"> = K</text:span><text:span text:style-name="T5">d</text:span><text:span text:style-name="T4"> I</text:span><text:span text:style-name="T5">d</text:span><text:span text:style-name="T2"> </text:span></text:p>
          </draw:text-box>
        </draw:frame>
        <draw:connector draw:style-name="gr4" draw:text-style-name="P2" draw:layer="layout" svg:x1="13.267cm" svg:y1="11.041cm" svg:x2="15.498cm" svg:y2="12.109cm" draw:start-shape="id3" draw:start-glue-point="1" draw:end-shape="id5" draw:end-glue-point="4" svg:d="M13267 11041h2231v1068" svg:viewBox="0 0 2232 1069">
          <text:p/>
        </draw:connector>
        <draw:connector draw:style-name="gr4" draw:text-style-name="P2" draw:layer="layout" svg:x1="13.267cm" svg:y1="5.794cm" svg:x2="15.51cm" svg:y2="7.228cm" draw:start-shape="id1" draw:start-glue-point="1" draw:end-shape="id7" draw:end-glue-point="1" svg:d="M13267 5794h2243v1434" svg:viewBox="0 0 2244 1435">
          <text:p/>
        </draw:connector>
        <draw:connector draw:style-name="gr4" draw:text-style-name="P2" draw:layer="layout" svg:x1="19.859cm" svg:y1="11.041cm" svg:x2="21.385cm" svg:y2="11.082cm" draw:start-shape="id6" draw:start-glue-point="1" draw:end-shape="id9" draw:end-glue-point="6" svg:d="M19859 11041h763v41h763" svg:viewBox="0 0 1527 42">
          <text:p/>
        </draw:connector>
        <draw:connector draw:style-name="gr4" draw:text-style-name="P2" draw:layer="layout" svg:x1="19.724cm" svg:y1="5.794cm" svg:x2="21.611cm" svg:y2="6.677cm" draw:start-shape="id8" draw:start-glue-point="1" draw:end-shape="id10" draw:end-glue-point="0" svg:d="M19724 5794h1887v883" svg:viewBox="0 0 1888 884">
          <text:p/>
        </draw:connector>
        <draw:connector draw:style-name="gr4" draw:text-style-name="P2" draw:layer="layout" svg:x1="21.611cm" svg:y1="10.138cm" svg:x2="21.518cm" svg:y2="12.525cm" draw:start-shape="id10" draw:start-glue-point="2" draw:end-shape="id4" draw:end-glue-point="0" svg:d="M21611 10138v1169h-93v1218" svg:viewBox="0 0 94 2388">
          <text:p/>
        </draw:connector>
        <draw:custom-shape draw:style-name="gr2" draw:text-style-name="P1" xml:id="id11" draw:id="id11" draw:layer="layout" svg:width="2.253cm" svg:height="0.741cm" svg:x="11.012cm" svg:y="16.18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12" draw:id="id12" draw:layer="layout" svg:width="2.253cm" svg:height="0.742cm" draw:transform="rotate (1.5707963267949) translate (8.411cm 14.863cm)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3.265cm" svg:y1="16.557cm" svg:x2="15.498cm" svg:y2="15.571cm" draw:start-shape="id11" draw:start-glue-point="1" draw:end-shape="id5" draw:end-glue-point="6" svg:d="M13265 16557h2233v-986" svg:viewBox="0 0 2234 987">
          <text:p/>
        </draw:connector>
        <draw:connector draw:style-name="gr4" draw:text-style-name="P2" draw:layer="layout" svg:x1="8.782cm" svg:y1="12.61cm" svg:x2="11.013cm" svg:y2="11.041cm" draw:start-shape="id12" draw:start-glue-point="1" draw:end-shape="id3" draw:end-glue-point="3" svg:d="M8782 12610v-1569h2231" svg:viewBox="0 0 2232 1570">
          <text:p/>
        </draw:connector>
        <draw:connector draw:style-name="gr4" draw:text-style-name="P2" draw:layer="layout" svg:x1="8.782cm" svg:y1="14.863cm" svg:x2="11.012cm" svg:y2="16.557cm" draw:start-shape="id12" draw:start-glue-point="3" draw:end-shape="id11" draw:end-glue-point="3" svg:d="M8782 14863v1694h2230" svg:viewBox="0 0 2231 1695">
          <text:p/>
        </draw:connector>
        <draw:frame draw:style-name="gr12" draw:text-style-name="P3" draw:layer="layout" svg:width="2.907cm" svg:height="1.498cm" svg:x="23.197cm" svg:y="12.158cm">
          <draw:text-box>
            <text:p><text:span text:style-name="T2">I</text:span><text:span text:style-name="T3">c</text:span></text:p>
          </draw:text-box>
        </draw:frame>
        <draw:frame draw:style-name="gr13" draw:text-style-name="P6" draw:layer="layout" svg:width="1.563cm" svg:height="1.499cm" svg:x="11.507cm" svg:y="6.165cm">
          <draw:text-box>
            <text:p>R<text:span text:style-name="T6">1</text:span></text:p>
          </draw:text-box>
        </draw:frame>
        <draw:frame draw:style-name="gr13" draw:text-style-name="P6" draw:layer="layout" svg:width="1.563cm" svg:height="1.499cm" svg:x="11.476cm" svg:y="16.928cm">
          <draw:text-box>
            <text:p>R<text:span text:style-name="T6">7</text:span></text:p>
          </draw:text-box>
        </draw:frame>
        <draw:frame draw:style-name="gr13" draw:text-style-name="P6" draw:layer="layout" svg:width="1.563cm" svg:height="1.499cm" svg:x="18.028cm" svg:y="11.412cm">
          <draw:text-box>
            <text:p>R<text:span text:style-name="T6">5</text:span></text:p>
          </draw:text-box>
        </draw:frame>
        <draw:frame draw:style-name="gr14" draw:text-style-name="P6" draw:layer="layout" svg:width="1.563cm" svg:height="1.499cm" svg:x="11.413cm" svg:y="11.412cm">
          <draw:text-box>
            <text:p>R<text:span text:style-name="T6">4</text:span></text:p>
          </draw:text-box>
        </draw:frame>
        <draw:frame draw:style-name="gr13" draw:text-style-name="P6" draw:layer="layout" svg:width="1.563cm" svg:height="1.499cm" svg:x="15.666cm" svg:y="7.804cm">
          <draw:text-box>
            <text:p>R<text:span text:style-name="T6">3</text:span></text:p>
          </draw:text-box>
        </draw:frame>
        <draw:frame draw:style-name="gr13" draw:text-style-name="P6" draw:layer="layout" svg:width="1.563cm" svg:height="1.499cm" svg:x="17.902cm" svg:y="6.165cm">
          <draw:text-box>
            <text:p>R<text:span text:style-name="T6">2</text:span></text:p>
          </draw:text-box>
        </draw:frame>
        <draw:frame draw:style-name="gr13" draw:text-style-name="P6" draw:layer="layout" svg:width="1.563cm" svg:height="1.499cm" svg:x="6.848cm" svg:y="12.938cm">
          <draw:text-box>
            <text:p>R<text:span text:style-name="T6">6</text:span></text:p>
          </draw:text-box>
        </draw:frame>
        <draw:custom-shape draw:style-name="gr15" draw:text-style-name="P2" draw:layer="layout" svg:width="0.315cm" svg:height="0.347cm" svg:x="15.329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9" draw:id="id9" draw:layer="layout" svg:width="0.314cm" svg:height="0.347cm" svg:x="21.385cm" svg:y="10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314cm" svg:height="0.347cm" svg:x="15.331cm" svg:y="16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314cm" svg:height="0.347cm" svg:x="15.331cm" svg:y="5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13" draw:id="id13" draw:layer="layout" svg:width="0.314cm" svg:height="0.347cm" svg:x="8.604cm" svg:y="10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1.517cm" svg:height="3.412cm" svg:x="13.75cm" svg:y="6.721cm">
          <draw:text-box>
            <text:p>+</text:p>
            <text:p>V<text:span text:style-name="T6">b</text:span></text:p>
            <text:p>-</text:p>
          </draw:text-box>
        </draw:frame>
        <draw:line draw:style-name="gr17" draw:text-style-name="P7" draw:layer="layout" svg:x1="9.649cm" svg:y1="12.61cm" svg:x2="9.649cm" svg:y2="15.149cm">
          <text:p/>
        </draw:line>
        <draw:frame draw:style-name="gr18" draw:text-style-name="P8" draw:layer="layout" svg:width="2.471cm" svg:height="2.455cm" svg:x="9.847cm" svg:y="12.945cm">
          <draw:text-box>
            <text:p><text:span text:style-name="T4">I</text:span><text:span text:style-name="T5">d</text:span></text:p>
          </draw:text-box>
        </draw:frame>
        <draw:g xml:id="id4" draw:id="id4">
          <draw:line draw:style-name="gr19" draw:text-style-name="P7" draw:layer="layout" svg:x1="21.519cm" svg:y1="12.525cm" svg:x2="21.519cm" svg:y2="13.297cm">
            <text:p/>
          </draw:line>
          <draw:line draw:style-name="gr19" draw:text-style-name="P7" draw:layer="layout" svg:x1="20.495cm" svg:y1="13.304cm" svg:x2="22.54cm" svg:y2="13.304cm">
            <text:p/>
          </draw:line>
          <draw:line draw:style-name="gr19" draw:text-style-name="P7" draw:layer="layout" svg:x1="20.497cm" svg:y1="14.08cm" svg:x2="22.542cm" svg:y2="14.08cm">
            <text:p/>
          </draw:line>
          <draw:line draw:style-name="gr19" draw:text-style-name="P7" draw:layer="layout" svg:x1="21.519cm" svg:y1="14.076cm" svg:x2="21.519cm" svg:y2="14.848cm">
            <text:p/>
          </draw:line>
        </draw:g>
        <draw:line draw:style-name="gr17" draw:text-style-name="P7" draw:layer="layout" svg:x1="23.004cm" svg:y1="11.854cm" svg:x2="23.004cm" svg:y2="14.393cm">
          <text:p/>
        </draw:line>
        <draw:frame draw:style-name="gr13" draw:text-style-name="P6" draw:layer="layout" svg:width="1.563cm" svg:height="1.499cm" svg:x="19.955cm" svg:y="14.08cm">
          <draw:text-box>
            <text:p>C</text:p>
          </draw:text-box>
        </draw:frame>
        <draw:g xml:id="id14" draw:id="id14">
          <draw:line draw:style-name="gr20" draw:text-style-name="P7" draw:layer="layout" svg:x1="7.717cm" svg:y1="11.965cm" svg:x2="6.069cm" svg:y2="11.98cm">
            <text:p/>
          </draw:line>
          <draw:line draw:style-name="gr20" draw:text-style-name="P7" draw:layer="layout" svg:x1="7.718cm" svg:y1="11.957cm" svg:x2="6.07cm" svg:y2="11.972cm">
            <text:p/>
          </draw:line>
          <draw:line draw:style-name="gr20" draw:text-style-name="P7" draw:layer="layout" svg:x1="6.52cm" svg:y1="12.296cm" svg:x2="7.339cm" svg:y2="12.296cm">
            <text:p/>
          </draw:line>
          <draw:line draw:style-name="gr20" draw:text-style-name="P7" draw:layer="layout" svg:x1="6.74cm" svg:y1="12.58cm" svg:x2="7.134cm" svg:y2="12.58cm">
            <text:p/>
          </draw:line>
          <draw:line draw:style-name="gr20" draw:text-style-name="P7" draw:layer="layout" svg:x1="6.915cm" svg:y1="11.945cm" svg:x2="6.922cm" svg:y2="11.213cm">
            <text:p/>
          </draw:line>
        </draw:g>
        <draw:connector draw:style-name="gr21" draw:text-style-name="P2" draw:layer="layout" svg:x1="8.604cm" svg:y1="11.082cm" svg:x2="6.893cm" svg:y2="11.213cm" draw:start-shape="id13" draw:start-glue-point="6" draw:end-shape="id14" draw:end-glue-point="0" svg:d="M8604 11082h-1711v131" svg:viewBox="0 0 1712 132">
          <text:p/>
        </draw:connector>
        <draw:frame draw:style-name="gr22" draw:text-style-name="P6" draw:layer="layout" svg:width="1.148cm" svg:height="1.294cm" svg:x="8.379cm" svg:y="4.5cm">
          <draw:text-box>
            <text:p>1</text:p>
          </draw:text-box>
        </draw:frame>
        <draw:frame draw:style-name="gr22" draw:text-style-name="P6" draw:layer="layout" svg:width="1.148cm" svg:height="1.294cm" svg:x="14.838cm" svg:y="4.5cm">
          <draw:text-box>
            <text:p>2</text:p>
          </draw:text-box>
        </draw:frame>
        <draw:frame draw:style-name="gr22" draw:text-style-name="P6" draw:layer="layout" svg:width="1.148cm" svg:height="1.294cm" svg:x="20.892cm" svg:y="4.5cm">
          <draw:text-box>
            <text:p>3</text:p>
          </draw:text-box>
        </draw:frame>
        <draw:frame draw:style-name="gr23" draw:text-style-name="P6" draw:layer="layout" svg:width="1.147cm" svg:height="1.294cm" svg:x="15.511cm" svg:y="9.881cm">
          <draw:text-box>
            <text:p>5</text:p>
          </draw:text-box>
        </draw:frame>
        <draw:custom-shape draw:style-name="gr15" draw:text-style-name="P2" draw:layer="layout" svg:width="0.314cm" svg:height="0.347cm" svg:x="15.331cm" svg:y="17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6" draw:layer="layout" svg:width="1.148cm" svg:height="1.294cm" svg:x="8.379cm" svg:y="16.611cm">
          <draw:text-box>
            <text:p>7</text:p>
          </draw:text-box>
        </draw:frame>
        <draw:frame draw:style-name="gr22" draw:text-style-name="P6" draw:layer="layout" svg:width="1.148cm" svg:height="1.294cm" svg:x="14.838cm" svg:y="16.611cm">
          <draw:text-box>
            <text:p>8</text:p>
          </draw:text-box>
        </draw:frame>
        <draw:frame draw:style-name="gr24" draw:text-style-name="P6" draw:layer="layout" svg:width="1.148cm" svg:height="1.295cm" svg:x="21.566cm" svg:y="10.419cm">
          <draw:text-box>
            <text:p>6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6T00:15:21.679140549</meta:creation-date>
    <dc:date>2021-04-06T00:17:02.223357377</dc:date>
    <meta:editing-duration>PT1M41S</meta:editing-duration>
    <meta:editing-cycles>1</meta:editing-cycles>
    <meta:document-statistic meta:object-count="66"/>
    <meta:generator>LibreOffice/7.0.3.1$Linux_X86_64 LibreOffice_project/00$Build-1</meta:generator>
  </office:meta>
</office:document-meta>
</file>